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9000000AB4D96AA4C.png" manifest:media-type="image/png"/>
  <manifest:file-entry manifest:full-path="Pictures/100000010000029A00000114ED6327B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b40d1" officeooo:paragraph-rsid="000b40d1"/>
    </style:style>
    <style:style style:name="P2" style:family="paragraph" style:parent-style-name="Standard">
      <style:text-properties officeooo:rsid="000b40d1" officeooo:paragraph-rsid="000b40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n1" text:anchor-type="char" svg:x="0.549cm" svg:y="1.455cm" svg:width="15.903cm" svg:height="4.524cm" draw:z-index="0"><draw:image xlink:href="Pictures/1000000100000259000000AB4D96AA4C.png" xlink:type="simple" xlink:show="embed" xlink:actuate="onLoad" draw:mime-type="image/png"/></draw:frame>Comandos Utilizados</text:p>
      <text:p text:style-name="P2"/>
      <text:p text:style-name="P2"/>
      <text:p text:style-name="P2"><draw:frame draw:style-name="fr1" draw:name="Imagen2" text:anchor-type="char" svg:x="0cm" svg:y="2.54cm" svg:width="17cm" svg:height="7.043cm" draw:z-index="1"><draw:image xlink:href="Pictures/100000010000029A00000114ED6327B5.png" xlink:type="simple" xlink:show="embed" xlink:actuate="onLoad" draw:mime-type="image/png"/></draw:frame></text:p>
      <text:p text:style-name="P2"/>
      <text:p text:style-name="P2"/>
      <text:p text:style-name="P2">Fotos arrancando el USB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b40d1" officeooo:paragraph-rsid="000b40d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lvaro Camino Martinez<text:tab/><text:tab/>1DAW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8T09:07:21.854000000</meta:creation-date>
    <dc:date>2024-11-18T09:09:20.898000000</dc:date>
    <meta:editing-duration>PT1M59S</meta:editing-duration>
    <meta:editing-cycles>1</meta:editing-cycles>
    <meta:document-statistic meta:table-count="0" meta:image-count="2" meta:object-count="0" meta:page-count="1" meta:paragraph-count="3" meta:word-count="10" meta:character-count="70" meta:non-whitespace-character-count="62"/>
    <meta:generator>LibreOffice/24.2.4.2$Windows_X86_64 LibreOffice_project/51a6219feb6075d9a4c46691dcfe0cd9c4fff3c2</meta:generator>
  </office:meta>
</office:document-meta>
</file>